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Module 1 - Overview and Objectives</text:h>
      <text:h text:style-name="Heading_20_2" text:outline-level="2">Summary</text:h>
      <text:p text:style-name="Text_20_body">This module introduces the various ways of viewing computer architecture from the Assembly/machine language programmer’s view, to the Computer Architect’s view, to the digital logic designer’s view.</text:p>
      <text:h text:style-name="Heading_20_2" text:outline-level="2">Objectives</text:h>
      <text:p text:style-name="Text_20_body">By the end of this module, you will be able to:</text:p>
      <text:list xml:id="list3372717269" text:style-name="L1">
        <text:list-item>
          <text:p text:style-name="P4">Define the elements of computer architecture, covering Registers, ALUs (Arithmetic Logic Units), memory, computer busses, and I/O (Input/Output). </text:p>
        </text:list-item>
        <text:list-item>
          <text:p text:style-name="P4">Perform basic performance trade calculations that are used to put architecture into quality metrics. </text:p>
        </text:list-item>
        <text:list-item>
          <text:p text:style-name="P4">Understand the Instruction Set Architecture of the MIPS processor </text:p>
        </text:list-item>
        <text:list-item>
          <text:p text:style-name="P3">Discuss the design trades that lead to RISC design within the context of CISC historical product lines. </text:p>
        </text:list-item>
      </text:list>
      <text:h text:style-name="Heading_20_2" text:outline-level="2">Learning Guide</text:h>
      <text:p text:style-name="Text_20_body">Begin this module by watching the lecture videos provided. Then read chapters 1 and 2 from the Patterson and Hennessy Text, as explained below. Participate in the discussion and submit the module assignment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8T20:49:05.632037632</meta:creation-date>
    <dc:date>2024-01-28T20:49:49.378664918</dc:date>
    <meta:editing-duration>PT44S</meta:editing-duration>
    <meta:editing-cycles>1</meta:editing-cycles>
    <meta:document-statistic meta:table-count="0" meta:image-count="0" meta:object-count="0" meta:page-count="1" meta:paragraph-count="11" meta:word-count="143" meta:character-count="938" meta:non-whitespace-character-count="806"/>
    <meta:generator>LibreOffice/7.3.7.2$Linux_X86_64 LibreOffice_project/30$Build-2</meta:generator>
  </office:meta>
</office:document-meta>
</file>